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9"/>
        <table:table-column table:style-name="co1" table:default-cell-style-name="ce13"/>
        <table:table-column table:style-name="co1" table:number-columns-repeated="1017" table:default-cell-style-name="ce9"/>
        <table:table-row table:style-name="ro1">
          <table:table-cell table:style-name="ce7" office:value-type="string" calcext:value-type="string">
            <text:p>STATION NAME</text:p>
          </table:table-cell>
          <table:table-cell table:style-name="ce7" office:value-type="string" calcext:value-type="string">
            <text:p>PROJECT</text:p>
          </table:table-cell>
          <table:table-cell table:style-name="ce7" office:value-type="string" calcext:value-type="string">
            <text:p>STATION SITE</text:p>
          </table:table-cell>
          <table:table-cell table:style-name="ce7" office:value-type="string" calcext:value-type="string">
            <text:p>STATION TYPE</text:p>
          </table:table-cell>
          <table:table-cell table:style-name="ce7" office:value-type="string" calcext:value-type="string">
            <text:p>LATITUDE</text:p>
          </table:table-cell>
          <table:table-cell table:style-name="ce7" office:value-type="string" calcext:value-type="string">
            <text:p>LONGITUDE</text:p>
          </table:table-cell>
          <table:table-cell table:style-name="ce10" office:value-type="string" calcext:value-type="string">
            <text:p>ADDRESS</text:p>
          </table:table-cell>
          <table:table-cell table:style-name="ce7" office:value-type="string" calcext:value-type="string">
            <text:p>VERIFICAR/TRANS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7" office:value-type="string" calcext:value-type="string">
            <text:p>HIDRO4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AGUACATE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495486" calcext:value-type="float">
            <text:p>18.495486</text:p>
          </table:table-cell>
          <table:table-cell table:style-name="ce7" office:value-type="float" office:value="-70.3216" calcext:value-type="float">
            <text:p>-70.3216</text:p>
          </table:table-cell>
          <table:table-cell table:style-name="ce10" office:value-type="float" office:value="90870560" calcext:value-type="float">
            <text:p>9087056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ALTO BANDERA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8.810506" calcext:value-type="float">
            <text:p>18.810506</text:p>
          </table:table-cell>
          <table:table-cell table:style-name="ce7" office:value-type="float" office:value="-70.626461" calcext:value-type="float">
            <text:p>-70.626461</text:p>
          </table:table-cell>
          <table:table-cell table:style-name="ce10" office:value-type="string" calcext:value-type="string">
            <text:p>9081B620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BAIGUAQUE LOS PILONES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255789" calcext:value-type="float">
            <text:p>19.255789</text:p>
          </table:table-cell>
          <table:table-cell table:style-name="ce7" office:value-type="float" office:value="-70.773519" calcext:value-type="float">
            <text:p>-70.773519</text:p>
          </table:table-cell>
          <table:table-cell table:style-name="ce10" office:value-type="float" office:value="90856572" calcext:value-type="float">
            <text:p>90856572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BAO AGUA CALIENTE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242458" calcext:value-type="float">
            <text:p>19.242458</text:p>
          </table:table-cell>
          <table:table-cell table:style-name="ce7" office:value-type="float" office:value="-70.899256" calcext:value-type="float">
            <text:p>-70.899256</text:p>
          </table:table-cell>
          <table:table-cell table:style-name="ce11" office:value-type="string" calcext:value-type="string">
            <text:p>9085E366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CAMU BAYACANES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231114" calcext:value-type="float">
            <text:p>19.231114</text:p>
          </table:table-cell>
          <table:table-cell table:style-name="ce7" office:value-type="float" office:value="-70.585836" calcext:value-type="float">
            <text:p>-70.585836</text:p>
          </table:table-cell>
          <table:table-cell table:style-name="ce10" office:value-type="string" calcext:value-type="string">
            <text:p>9083C544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HIDRO3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CANAFISTOL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8925" calcext:value-type="float">
            <text:p>18.8925</text:p>
          </table:table-cell>
          <table:table-cell table:style-name="ce7" office:value-type="float" office:value="-71.258367" calcext:value-type="float">
            <text:p>-71.258367</text:p>
          </table:table-cell>
          <table:table-cell table:style-name="ce10" office:value-type="string" calcext:value-type="string">
            <text:p>9086A762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CENOVI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318333" calcext:value-type="float">
            <text:p>19.318333</text:p>
          </table:table-cell>
          <table:table-cell table:style-name="ce7" office:value-type="float" office:value="-70.227775" calcext:value-type="float">
            <text:p>-70.227775</text:p>
          </table:table-cell>
          <table:table-cell table:style-name="ce10" office:value-type="string" calcext:value-type="string">
            <text:p>9084F2EA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CONTRAEMBALSE DE LOPEZ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9.348569" calcext:value-type="float">
            <text:p>19.348569</text:p>
          </table:table-cell>
          <table:table-cell table:style-name="ce7" office:value-type="float" office:value="-70.715081" calcext:value-type="float">
            <text:p>-70.715081</text:p>
          </table:table-cell>
          <table:table-cell table:style-name="ce10" office:value-type="float" office:value="90816048" calcext:value-type="float">
            <text:p>90816048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CONTRAEMBALSE LAS BARIAS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8.360739" calcext:value-type="float">
            <text:p>18.360739</text:p>
          </table:table-cell>
          <table:table-cell table:style-name="ce7" office:value-type="float" office:value="-70.263694" calcext:value-type="float">
            <text:p>-70.263694</text:p>
          </table:table-cell>
          <table:table-cell table:style-name="ce10" office:value-type="string" calcext:value-type="string">
            <text:p>9081C0B0 </text:p>
          </table:table-cell>
          <table:table-cell table:style-name="ce7" office:value-type="string" calcext:value-type="string">
            <text:p>9086818E 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CONTRAEMBALSE MONCION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9.445236" calcext:value-type="float">
            <text:p>19.445236</text:p>
          </table:table-cell>
          <table:table-cell table:style-name="ce7" office:value-type="float" office:value="-71.088708" calcext:value-type="float">
            <text:p>-71.088708</text:p>
          </table:table-cell>
          <table:table-cell table:style-name="ce10" office:value-type="string" calcext:value-type="string">
            <text:p>9081F52A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EL ARROYASO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9.025228" calcext:value-type="float">
            <text:p>19.025228</text:p>
          </table:table-cell>
          <table:table-cell table:style-name="ce7" office:value-type="float" office:value="-70.547572" calcext:value-type="float">
            <text:p>-70.547572</text:p>
          </table:table-cell>
          <table:table-cell table:style-name="ce10" office:value-type="string" calcext:value-type="string">
            <text:p>908062B2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HIDRO1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EL CACHE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818778" calcext:value-type="float">
            <text:p>18.818778</text:p>
          </table:table-cell>
          <table:table-cell table:style-name="ce7" office:value-type="float" office:value="-71.116139" calcext:value-type="float">
            <text:p>-71.116139</text:p>
          </table:table-cell>
          <table:table-cell table:style-name="ce10" office:value-type="string" calcext:value-type="string">
            <text:p>9087466A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EL LIMON </text:p>
          </table:table-cell>
          <table:table-cell table:style-name="ce7" office:value-type="string" calcext:value-type="string">
            <text:p>Hidrométrica+Climática </text:p>
          </table:table-cell>
          <table:table-cell table:style-name="ce7" office:value-type="float" office:value="19.153017" calcext:value-type="float">
            <text:p>19.153017</text:p>
          </table:table-cell>
          <table:table-cell table:style-name="ce7" office:value-type="float" office:value="-69.817831" calcext:value-type="float">
            <text:p>-69.817831</text:p>
          </table:table-cell>
          <table:table-cell table:style-name="ce10" office:value-type="string" calcext:value-type="string">
            <text:p>9086F71E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EL PINALITO, CONSTANZ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916019" calcext:value-type="float">
            <text:p>18.916019</text:p>
          </table:table-cell>
          <table:table-cell table:style-name="ce7" office:value-type="float" office:value="-70.626036" calcext:value-type="float">
            <text:p>-70.626036</text:p>
          </table:table-cell>
          <table:table-cell table:style-name="ce10" office:value-type="string" calcext:value-type="string">
            <text:p>9081D3C6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LA COJA (LISTA SIAP) </text:p>
          </table:table-cell>
          <table:table-cell table:style-name="ce8" table:number-columns-repeated="3"/>
          <table:table-cell table:style-name="ce12"/>
          <table:table-cell table:style-name="ce7" office:value-type="string" calcext:value-type="string">
            <text:p>908730FA 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EL POPOTE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8.812944" calcext:value-type="float">
            <text:p>18.812944</text:p>
          </table:table-cell>
          <table:table-cell table:style-name="ce7" office:value-type="float" office:value="-71.127417" calcext:value-type="float">
            <text:p>-71.127417</text:p>
          </table:table-cell>
          <table:table-cell table:style-name="ce10" office:value-type="string" calcext:value-type="string">
            <text:p>908183BA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GUANAJUMA EL CERRAZ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271342" calcext:value-type="float">
            <text:p>19.271342</text:p>
          </table:table-cell>
          <table:table-cell table:style-name="ce7" office:value-type="float" office:value="-70.743967" calcext:value-type="float">
            <text:p>-70.743967</text:p>
          </table:table-cell>
          <table:table-cell table:style-name="ce10" office:value-type="float" office:value="90855000000000" calcext:value-type="float">
            <text:p>90855000000000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GUAREY (PRESA GUAGUI)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8.845833" calcext:value-type="float">
            <text:p>18.845833</text:p>
          </table:table-cell>
          <table:table-cell table:style-name="ce7" office:value-type="float" office:value="-70.476664" calcext:value-type="float">
            <text:p>-70.476664</text:p>
          </table:table-cell>
          <table:table-cell table:style-name="ce10" office:value-type="string" calcext:value-type="string">
            <text:p>908021B8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INO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351392" calcext:value-type="float">
            <text:p>19.351392</text:p>
          </table:table-cell>
          <table:table-cell table:style-name="ce7" office:value-type="float" office:value="-70.980839" calcext:value-type="float">
            <text:p>-70.980839</text:p>
          </table:table-cell>
          <table:table-cell table:style-name="ce10" office:value-type="float" office:value="90857604" calcext:value-type="float">
            <text:p>90857604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ISA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443061" calcext:value-type="float">
            <text:p>19.443061</text:p>
          </table:table-cell>
          <table:table-cell table:style-name="ce7" office:value-type="float" office:value="-70.749622" calcext:value-type="float">
            <text:p>-70.749622</text:p>
          </table:table-cell>
          <table:table-cell table:style-name="ce10" office:value-type="string" calcext:value-type="string">
            <text:p>908146A4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AGUA LOS LIMONES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77178" calcext:value-type="float">
            <text:p>19.177178</text:p>
          </table:table-cell>
          <table:table-cell table:style-name="ce7" office:value-type="float" office:value="-70.877581" calcext:value-type="float">
            <text:p>-70.877581</text:p>
          </table:table-cell>
          <table:table-cell table:style-name="ce10" office:value-type="string" calcext:value-type="string">
            <text:p>9085B31A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ARABACOA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122172" calcext:value-type="float">
            <text:p>19.122172</text:p>
          </table:table-cell>
          <table:table-cell table:style-name="ce7" office:value-type="float" office:value="-70.605628" calcext:value-type="float">
            <text:p>-70.605628</text:p>
          </table:table-cell>
          <table:table-cell table:style-name="ce10" office:value-type="string" calcext:value-type="string">
            <text:p>9081A556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IMA ABAJO burbuj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28131" calcext:value-type="float">
            <text:p>19.128131</text:p>
          </table:table-cell>
          <table:table-cell table:style-name="ce7" office:value-type="float" office:value="-70.38149" calcext:value-type="float">
            <text:p>-70.38149</text:p>
          </table:table-cell>
          <table:table-cell table:style-name="ce10" office:value-type="string" calcext:value-type="string">
            <text:p>9085350E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IMA CAÑADA DE PIEDRA (burbuja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01495" calcext:value-type="float">
            <text:p>19.01495</text:p>
          </table:table-cell>
          <table:table-cell table:style-name="ce7" office:value-type="float" office:value="-70.432847" calcext:value-type="float">
            <text:p>-70.432847</text:p>
          </table:table-cell>
          <table:table-cell table:style-name="ce10" office:value-type="string" calcext:value-type="string">
            <text:p>9083E3A8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OSE CONTRERAS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604567" calcext:value-type="float">
            <text:p>19.604567</text:p>
          </table:table-cell>
          <table:table-cell table:style-name="ce7" office:value-type="float" office:value="-70.425733" calcext:value-type="float">
            <text:p>-70.425733</text:p>
          </table:table-cell>
          <table:table-cell table:style-name="ce10" office:value-type="string" calcext:value-type="string">
            <text:p>908326B6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UAN ADRIAN(LOS PLATANOS)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8.762169" calcext:value-type="float">
            <text:p>18.762169</text:p>
          </table:table-cell>
          <table:table-cell table:style-name="ce7" office:value-type="float" office:value="-70.33145" calcext:value-type="float">
            <text:p>-70.33145</text:p>
          </table:table-cell>
          <table:table-cell table:style-name="ce10" office:value-type="string" calcext:value-type="string">
            <text:p>9080F7D0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JUMA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8.897733" calcext:value-type="float">
            <text:p>18.897733</text:p>
          </table:table-cell>
          <table:table-cell table:style-name="ce7" office:value-type="float" office:value="-70.386175" calcext:value-type="float">
            <text:p>-70.386175</text:p>
          </table:table-cell>
          <table:table-cell table:style-name="ce10" office:value-type="float" office:value="90805728" calcext:value-type="float">
            <text:p>90805728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 CEIBA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8.894675" calcext:value-type="float">
            <text:p>18.894675</text:p>
          </table:table-cell>
          <table:table-cell table:style-name="ce7" office:value-type="float" office:value="-70.557845" calcext:value-type="float">
            <text:p>-70.557845</text:p>
          </table:table-cell>
          <table:table-cell table:style-name="ce10" office:value-type="string" calcext:value-type="string">
            <text:p>9080B4DA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LOS FRIOS (LISTA SIAP) </text:p>
          </table:table-cell>
          <table:table-cell table:style-name="ce8" table:number-columns-repeated="3"/>
          <table:table-cell table:style-name="ce12"/>
          <table:table-cell table:style-name="ce7" office:value-type="string" calcext:value-type="string">
            <text:p>908365BC 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 CIDRA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9.279402" calcext:value-type="float">
            <text:p>19.279402</text:p>
          </table:table-cell>
          <table:table-cell table:style-name="ce7" office:value-type="float" office:value="-71.318158" calcext:value-type="float">
            <text:p>-71.318158</text:p>
          </table:table-cell>
          <table:table-cell table:style-name="ce10" office:value-type="float" office:value="90812342" calcext:value-type="float">
            <text:p>90812342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 CIENAGA, MANABA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066939" calcext:value-type="float">
            <text:p>19.066939</text:p>
          </table:table-cell>
          <table:table-cell table:style-name="ce7" office:value-type="float" office:value="-70.863492" calcext:value-type="float">
            <text:p>-70.863492</text:p>
          </table:table-cell>
          <table:table-cell table:style-name="ce10" office:value-type="float" office:value="90809236" calcext:value-type="float">
            <text:p>90809236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 DIFERENCIA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265236" calcext:value-type="float">
            <text:p>19.265236</text:p>
          </table:table-cell>
          <table:table-cell table:style-name="ce7" office:value-type="float" office:value="-71.044536" calcext:value-type="float">
            <text:p>-71.044536</text:p>
          </table:table-cell>
          <table:table-cell table:style-name="ce10" office:value-type="string" calcext:value-type="string">
            <text:p>908155D2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GO ENRIQUILLO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8.492386" calcext:value-type="float">
            <text:p>18.492386</text:p>
          </table:table-cell>
          <table:table-cell table:style-name="ce7" office:value-type="float" office:value="-71.677406" calcext:value-type="float">
            <text:p>-71.677406</text:p>
          </table:table-cell>
          <table:table-cell table:style-name="ce10" office:value-type="float" office:value="90813034" calcext:value-type="float">
            <text:p>90813034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S BIJ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52194" calcext:value-type="float">
            <text:p>19.152194</text:p>
          </table:table-cell>
          <table:table-cell table:style-name="ce7" office:value-type="float" office:value="-70.127222" calcext:value-type="float">
            <text:p>-70.127222</text:p>
          </table:table-cell>
          <table:table-cell table:style-name="ce10" office:value-type="string" calcext:value-type="string">
            <text:p>908297C2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LAS GUAMAS </text:p>
          </table:table-cell>
          <table:table-cell table:style-name="ce7" office:value-type="string" calcext:value-type="string">
            <text:p>Hidrométrica+Pluv+Calidad Agua </text:p>
          </table:table-cell>
          <table:table-cell table:style-name="ce7" office:value-type="float" office:value="18.730133" calcext:value-type="float">
            <text:p>18.730133</text:p>
          </table:table-cell>
          <table:table-cell table:style-name="ce7" office:value-type="float" office:value="-70.813933" calcext:value-type="float">
            <text:p>-70.813933</text:p>
          </table:table-cell>
          <table:table-cell table:style-name="ce10" office:value-type="string" calcext:value-type="string">
            <text:p>9087238C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AS MATAS DE SANTA CRUZ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9.6652" calcext:value-type="float">
            <text:p>19.6652</text:p>
          </table:table-cell>
          <table:table-cell table:style-name="ce7" office:value-type="float" office:value="-71.545333" calcext:value-type="float">
            <text:p>-71.545333</text:p>
          </table:table-cell>
          <table:table-cell table:style-name="ce10" office:value-type="float" office:value="90800754" calcext:value-type="float">
            <text:p>90800754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OS ALMACIGOS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517981" calcext:value-type="float">
            <text:p>19.517981</text:p>
          </table:table-cell>
          <table:table-cell table:style-name="ce7" office:value-type="float" office:value="-70.810069" calcext:value-type="float">
            <text:p>-70.810069</text:p>
          </table:table-cell>
          <table:table-cell table:style-name="ce10" office:value-type="string" calcext:value-type="string">
            <text:p>9084A296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7" office:value-type="string" calcext:value-type="string">
            <text:p>HIDROPLUVCA4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LOS BANCOS </text:p>
          </table:table-cell>
          <table:table-cell table:style-name="ce7" office:value-type="string" calcext:value-type="string">
            <text:p>Hidrométrica+Pluv+Calidad Agua </text:p>
          </table:table-cell>
          <table:table-cell table:style-name="ce7" office:value-type="float" office:value="18.679767" calcext:value-type="float">
            <text:p>18.679767</text:p>
          </table:table-cell>
          <table:table-cell table:style-name="ce7" office:value-type="float" office:value="-71.05605" calcext:value-type="float">
            <text:p>-71.05605</text:p>
          </table:table-cell>
          <table:table-cell table:style-name="ce11" office:value-type="string" calcext:value-type="string">
            <text:p>9086E468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LOS BOTADOS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8.869122" calcext:value-type="float">
            <text:p>18.869122</text:p>
          </table:table-cell>
          <table:table-cell table:style-name="ce7" office:value-type="float" office:value="-70.587011" calcext:value-type="float">
            <text:p>-70.587011</text:p>
          </table:table-cell>
          <table:table-cell table:style-name="ce10" office:value-type="float" office:value="90808140" calcext:value-type="float">
            <text:p>9080814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LOS PINALES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1135" calcext:value-type="float">
            <text:p>19.1135</text:p>
          </table:table-cell>
          <table:table-cell table:style-name="ce7" office:value-type="float" office:value="-71.267333" calcext:value-type="float">
            <text:p>-71.267333</text:p>
          </table:table-cell>
          <table:table-cell table:style-name="ce10" office:value-type="float" office:value="90826746" calcext:value-type="float">
            <text:p>90826746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PLUVIO </text:p>
          </table:table-cell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GUA MONCION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9.392733" calcext:value-type="float">
            <text:p>19.392733</text:p>
          </table:table-cell>
          <table:table-cell table:style-name="ce7" office:value-type="float" office:value="-71.14037" calcext:value-type="float">
            <text:p>-71.14037</text:p>
          </table:table-cell>
          <table:table-cell table:style-name="ce10" office:value-type="string" calcext:value-type="string">
            <text:p>908116D8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HOMA EL ROSALIT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588281" calcext:value-type="float">
            <text:p>18.588281</text:p>
          </table:table-cell>
          <table:table-cell table:style-name="ce7" office:value-type="float" office:value="-70.369229" calcext:value-type="float">
            <text:p>-70.369229</text:p>
          </table:table-cell>
          <table:table-cell table:style-name="ce10" office:value-type="float" office:value="90863200" calcext:value-type="float">
            <text:p>908632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HOMITA EL CACA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526052" calcext:value-type="float">
            <text:p>18.526052</text:p>
          </table:table-cell>
          <table:table-cell table:style-name="ce7" office:value-type="float" office:value="-70.299782" calcext:value-type="float">
            <text:p>-70.299782</text:p>
          </table:table-cell>
          <table:table-cell table:style-name="ce10" office:value-type="float" office:value="90864490" calcext:value-type="float">
            <text:p>9086449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O LA CIDRA (burbuj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321067" calcext:value-type="float">
            <text:p>19.321067</text:p>
          </table:table-cell>
          <table:table-cell table:style-name="ce7" office:value-type="float" office:value="-70.750355" calcext:value-type="float">
            <text:p>-70.750355</text:p>
          </table:table-cell>
          <table:table-cell table:style-name="ce10" office:value-type="string" calcext:value-type="string">
            <text:p>9087551C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O MESET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359684" calcext:value-type="float">
            <text:p>19.359684</text:p>
          </table:table-cell>
          <table:table-cell table:style-name="ce7" office:value-type="float" office:value="-71.226214" calcext:value-type="float">
            <text:p>-71.226214</text:p>
          </table:table-cell>
          <table:table-cell table:style-name="ce10" office:value-type="string" calcext:value-type="string">
            <text:p>9086079A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SIPEDRO LOS ARROCES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975787" calcext:value-type="float">
            <text:p>18.975787</text:p>
          </table:table-cell>
          <table:table-cell table:style-name="ce7" office:value-type="float" office:value="-70.452846" calcext:value-type="float">
            <text:p>-70.452846</text:p>
          </table:table-cell>
          <table:table-cell table:style-name="ce10" office:value-type="string" calcext:value-type="string">
            <text:p>9083D632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MATA GRANDE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183289" calcext:value-type="float">
            <text:p>19.183289</text:p>
          </table:table-cell>
          <table:table-cell table:style-name="ce7" office:value-type="float" office:value="-70.000606" calcext:value-type="float">
            <text:p>-70.000606</text:p>
          </table:table-cell>
          <table:table-cell table:style-name="ce10" office:value-type="string" calcext:value-type="string">
            <text:p>9082A258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NIZAO BOCAIN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671617" calcext:value-type="float">
            <text:p>18.671617</text:p>
          </table:table-cell>
          <table:table-cell table:style-name="ce7" office:value-type="float" office:value="-70.459506" calcext:value-type="float">
            <text:p>-70.459506</text:p>
          </table:table-cell>
          <table:table-cell table:style-name="ce10" office:value-type="float" office:value="90862176" calcext:value-type="float">
            <text:p>90862176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ALO VERDE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758472" calcext:value-type="float">
            <text:p>19.758472</text:p>
          </table:table-cell>
          <table:table-cell table:style-name="ce7" office:value-type="float" office:value="-71.559926" calcext:value-type="float">
            <text:p>-71.559926</text:p>
          </table:table-cell>
          <table:table-cell table:style-name="ce10" office:value-type="string" calcext:value-type="string">
            <text:p>9082D4C8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PALOMINO </text:p>
          </table:table-cell>
          <table:table-cell table:style-name="ce7" office:value-type="string" calcext:value-type="string">
            <text:p>Hidro+Pluvio+Calidad Agua </text:p>
          </table:table-cell>
          <table:table-cell table:style-name="ce7" office:value-type="float" office:value="18.8117" calcext:value-type="float">
            <text:p>18.8117</text:p>
          </table:table-cell>
          <table:table-cell table:style-name="ce7" office:value-type="float" office:value="-70.957233" calcext:value-type="float">
            <text:p>-70.957233</text:p>
          </table:table-cell>
          <table:table-cell table:style-name="ce10" office:value-type="float" office:value="90871616" calcext:value-type="float">
            <text:p>90871616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7" office:value-type="string" calcext:value-type="string">
            <text:p>HIDROPLUVCA1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PASO DE LIMA </text:p>
          </table:table-cell>
          <table:table-cell table:style-name="ce7" office:value-type="string" calcext:value-type="string">
            <text:p>Hidrométrica+Pluv+Calidad Agua </text:p>
          </table:table-cell>
          <table:table-cell table:style-name="ce7" office:value-type="float" office:value="19.031064" calcext:value-type="float">
            <text:p>19.031064</text:p>
          </table:table-cell>
          <table:table-cell table:style-name="ce7" office:value-type="float" office:value="-71.299541" calcext:value-type="float">
            <text:p>-71.299541</text:p>
          </table:table-cell>
          <table:table-cell table:style-name="ce10" office:value-type="string" calcext:value-type="string">
            <text:p>9086D1F2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EÑA RANCHADER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659443" calcext:value-type="float">
            <text:p>19.659443</text:p>
          </table:table-cell>
          <table:table-cell table:style-name="ce7" office:value-type="float" office:value="-71.330834" calcext:value-type="float">
            <text:p>-71.330834</text:p>
          </table:table-cell>
          <table:table-cell table:style-name="ce10" office:value-type="string" calcext:value-type="string">
            <text:p>908032CE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IMENTEL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90223" calcext:value-type="float">
            <text:p>19.190223</text:p>
          </table:table-cell>
          <table:table-cell table:style-name="ce7" office:value-type="float" office:value="-70.096421" calcext:value-type="float">
            <text:p>-70.096421</text:p>
          </table:table-cell>
          <table:table-cell table:style-name="ce10" office:value-type="string" calcext:value-type="string">
            <text:p>9083132C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AGUACATE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8.495485" calcext:value-type="float">
            <text:p>18.495485</text:p>
          </table:table-cell>
          <table:table-cell table:style-name="ce7" office:value-type="float" office:value="-70.3216" calcext:value-type="float">
            <text:p>-70.3216</text:p>
          </table:table-cell>
          <table:table-cell table:style-name="ce10" office:value-type="string" calcext:value-type="string">
            <text:p>9082B12E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BLANCO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8.884669" calcext:value-type="float">
            <text:p>18.884669</text:p>
          </table:table-cell>
          <table:table-cell table:style-name="ce7" office:value-type="float" office:value="-70.562574" calcext:value-type="float">
            <text:p>-70.562574</text:p>
          </table:table-cell>
          <table:table-cell table:style-name="ce10" office:value-type="string" calcext:value-type="string">
            <text:p>9080A7AC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CHACUEY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9.62107" calcext:value-type="float">
            <text:p>19.62107</text:p>
          </table:table-cell>
          <table:table-cell table:style-name="ce7" office:value-type="float" office:value="-71.54095" calcext:value-type="float">
            <text:p>-71.54095</text:p>
          </table:table-cell>
          <table:table-cell table:style-name="ce10" office:value-type="float" office:value="90876086" calcext:value-type="float">
            <text:p>90876086</text:p>
          </table:table-cell>
          <table:table-cell table:style-name="ce7" office:value-type="float" office:value="90876086" calcext:value-type="float">
            <text:p>90876086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MAGUACA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9.621902" calcext:value-type="float">
            <text:p>19.621902</text:p>
          </table:table-cell>
          <table:table-cell table:style-name="ce7" office:value-type="float" office:value="-71.520941" calcext:value-type="float">
            <text:p>-71.520941</text:p>
          </table:table-cell>
          <table:table-cell table:style-name="ce10" office:value-type="string" calcext:value-type="string">
            <text:p>908105AE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7" office:value-type="string" calcext:value-type="string">
            <text:p>CLIMAHIDROCA3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PRESA DE SABANETA </text:p>
          </table:table-cell>
          <table:table-cell table:style-name="ce7" office:value-type="string" calcext:value-type="string">
            <text:p>Hidrométrica+Clima+Calidad Agua </text:p>
          </table:table-cell>
          <table:table-cell table:style-name="ce7" office:value-type="float" office:value="18.976623" calcext:value-type="float">
            <text:p>18.976623</text:p>
          </table:table-cell>
          <table:table-cell table:style-name="ce7" office:value-type="float" office:value="-71.289821" calcext:value-type="float">
            <text:p>-71.289821</text:p>
          </table:table-cell>
          <table:table-cell table:style-name="ce10" office:value-type="string" calcext:value-type="string">
            <text:p>9086C284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TAVERA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9.28742" calcext:value-type="float">
            <text:p>19.28742</text:p>
          </table:table-cell>
          <table:table-cell table:style-name="ce7" office:value-type="float" office:value="-70.723234" calcext:value-type="float">
            <text:p>-70.723234</text:p>
          </table:table-cell>
          <table:table-cell table:style-name="ce10" office:value-type="string" calcext:value-type="string">
            <text:p>908071C4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TIREITO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8.85912" calcext:value-type="float">
            <text:p>18.85912</text:p>
          </table:table-cell>
          <table:table-cell table:style-name="ce7" office:value-type="float" office:value="-70.522012" calcext:value-type="float">
            <text:p>-70.522012</text:p>
          </table:table-cell>
          <table:table-cell table:style-name="ce10" office:value-type="string" calcext:value-type="string">
            <text:p>9080445E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7" office:value-type="string" calcext:value-type="string">
            <text:p>CLIMAPRESACA </text:p>
          </table:table-cell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VALDESIA </text:p>
          </table:table-cell>
          <table:table-cell table:style-name="ce7" office:value-type="string" calcext:value-type="string">
            <text:p>Presa+Calidad Agua+Climática </text:p>
          </table:table-cell>
          <table:table-cell table:style-name="ce7" office:value-type="float" office:value="18.387439" calcext:value-type="float">
            <text:p>18.387439</text:p>
          </table:table-cell>
          <table:table-cell table:style-name="ce7" office:value-type="float" office:value="-70.284503" calcext:value-type="float">
            <text:p>-70.284503</text:p>
          </table:table-cell>
          <table:table-cell table:style-name="ce10" office:value-type="string" calcext:value-type="string">
            <text:p>908190CC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HATILLO </text:p>
          </table:table-cell>
          <table:table-cell table:style-name="ce7" office:value-type="string" calcext:value-type="string">
            <text:p>Presa+Calidad Agua+Climática </text:p>
          </table:table-cell>
          <table:table-cell table:style-name="ce7" office:value-type="float" office:value="19.033584" calcext:value-type="float">
            <text:p>19.033584</text:p>
          </table:table-cell>
          <table:table-cell table:style-name="ce7" office:value-type="float" office:value="-70.194795" calcext:value-type="float">
            <text:p>-70.194795</text:p>
          </table:table-cell>
          <table:table-cell table:style-name="ce10" office:value-type="string" calcext:value-type="string">
            <text:p>908773F0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DE TAVERA </text:p>
          </table:table-cell>
          <table:table-cell table:style-name="ce7" office:value-type="string" calcext:value-type="string">
            <text:p>Presa+Calidad Agua </text:p>
          </table:table-cell>
          <table:table-cell table:style-name="ce7" table:formula="of:=19+(17.221/60)" office:value-type="float" office:value="19.2870166666667" calcext:value-type="float">
            <text:p>19.2870166666667</text:p>
          </table:table-cell>
          <table:table-cell table:style-name="ce7" table:formula="of:=-70-(43.39/60)" office:value-type="float" office:value="-70.7231666666667" calcext:value-type="float">
            <text:p>-70.7231666666667</text:p>
          </table:table-cell>
          <table:table-cell table:style-name="ce1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LIMAPRESA </text:p>
          </table:table-cell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JIGUEY </text:p>
          </table:table-cell>
          <table:table-cell table:style-name="ce7" office:value-type="string" calcext:value-type="string">
            <text:p>Presa+Climática </text:p>
          </table:table-cell>
          <table:table-cell table:style-name="ce7" office:value-type="float" office:value="18.509853" calcext:value-type="float">
            <text:p>18.509853</text:p>
          </table:table-cell>
          <table:table-cell table:style-name="ce7" office:value-type="float" office:value="-70.330613" calcext:value-type="float">
            <text:p>-70.330613</text:p>
          </table:table-cell>
          <table:table-cell table:style-name="ce10" office:value-type="float" office:value="90801422" calcext:value-type="float">
            <text:p>90801422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7" office:value-type="string" calcext:value-type="string">
            <text:p>CLIMAPRESACA </text:p>
          </table:table-cell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MONCION </text:p>
          </table:table-cell>
          <table:table-cell table:style-name="ce7" office:value-type="string" calcext:value-type="string">
            <text:p>Presa+Calidad Agua+Climática </text:p>
          </table:table-cell>
          <table:table-cell table:style-name="ce7" office:value-type="float" office:value="19.406627" calcext:value-type="float">
            <text:p>19.406627</text:p>
          </table:table-cell>
          <table:table-cell table:style-name="ce7" office:value-type="float" office:value="-71.117877" calcext:value-type="float">
            <text:p>-71.117877</text:p>
          </table:table-cell>
          <table:table-cell table:style-name="ce10" office:value-type="string" calcext:value-type="string">
            <text:p>9082244C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7" office:value-type="string" calcext:value-type="string">
            <text:p>CLIMAHIDROCA4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PRESA MONTE GRANDE </text:p>
          </table:table-cell>
          <table:table-cell table:style-name="ce7" office:value-type="string" calcext:value-type="string">
            <text:p>Hidrométrica+Clima+Calidad Agua </text:p>
          </table:table-cell>
          <table:table-cell table:style-name="ce7" office:value-type="float" office:value="18.515394" calcext:value-type="float">
            <text:p>18.515394</text:p>
          </table:table-cell>
          <table:table-cell table:style-name="ce7" office:value-type="float" office:value="-71.016286" calcext:value-type="float">
            <text:p>-71.016286</text:p>
          </table:table-cell>
          <table:table-cell table:style-name="ce10" office:value-type="string" calcext:value-type="string">
            <text:p>908284B4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RESA RINCON </text:p>
          </table:table-cell>
          <table:table-cell table:style-name="ce7" office:value-type="string" calcext:value-type="string">
            <text:p>Presa+Calidad Agua+Climática </text:p>
          </table:table-cell>
          <table:table-cell table:style-name="ce7" office:value-type="float" office:value="19.107735" calcext:value-type="float">
            <text:p>19.107735</text:p>
          </table:table-cell>
          <table:table-cell table:style-name="ce7" office:value-type="float" office:value="-70.404512" calcext:value-type="float">
            <text:p>-70.404512</text:p>
          </table:table-cell>
          <table:table-cell table:style-name="ce10" office:value-type="string" calcext:value-type="string">
            <text:p>908252DC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PRESA SABANA YEGUA </text:p>
          </table:table-cell>
          <table:table-cell table:style-name="ce7" office:value-type="string" calcext:value-type="string">
            <text:p>Hidrométrica+Clima+Calidad Agua </text:p>
          </table:table-cell>
          <table:table-cell table:style-name="ce7" office:value-type="float" office:value="18.708633" calcext:value-type="float">
            <text:p>18.708633</text:p>
          </table:table-cell>
          <table:table-cell table:style-name="ce7" office:value-type="float" office:value="-71.052417" calcext:value-type="float">
            <text:p>-71.052417</text:p>
          </table:table-cell>
          <table:table-cell table:style-name="ce10" office:value-type="string" calcext:value-type="string">
            <text:p>9080D13C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UENTE LA BARCA </text:p>
          </table:table-cell>
          <table:table-cell table:style-name="ce7" office:value-type="string" calcext:value-type="string">
            <text:p>Hidro + Sonda </text:p>
          </table:table-cell>
          <table:table-cell table:style-name="ce7" office:value-type="float" office:value="19.154094" calcext:value-type="float">
            <text:p>19.154094</text:p>
          </table:table-cell>
          <table:table-cell table:style-name="ce7" office:value-type="float" office:value="-70.093644" calcext:value-type="float">
            <text:p>-70.093644</text:p>
          </table:table-cell>
          <table:table-cell table:style-name="ce10" office:value-type="string" calcext:value-type="string">
            <text:p>908376CA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PUENTE SAN RAFAEL(MAO)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586905" calcext:value-type="float">
            <text:p>19.586905</text:p>
          </table:table-cell>
          <table:table-cell table:style-name="ce7" office:value-type="float" office:value="-71.060089" calcext:value-type="float">
            <text:p>-71.060089</text:p>
          </table:table-cell>
          <table:table-cell table:style-name="ce10" office:value-type="float" office:value="90858680" calcext:value-type="float">
            <text:p>9085868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RANCHITO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79656" calcext:value-type="float">
            <text:p>19.179656</text:p>
          </table:table-cell>
          <table:table-cell table:style-name="ce7" office:value-type="float" office:value="-70.386796" calcext:value-type="float">
            <text:p>-70.386796</text:p>
          </table:table-cell>
          <table:table-cell table:style-name="ce10" office:value-type="string" calcext:value-type="string">
            <text:p>9082373A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RESBALOSO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9.422741" calcext:value-type="float">
            <text:p>19.422741</text:p>
          </table:table-cell>
          <table:table-cell table:style-name="ce7" office:value-type="float" office:value="-71.55622" calcext:value-type="float">
            <text:p>-71.55622</text:p>
          </table:table-cell>
          <table:table-cell table:style-name="ce10" office:value-type="string" calcext:value-type="string">
            <text:p>9081733E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RINCON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521623" calcext:value-type="float">
            <text:p>19.521623</text:p>
          </table:table-cell>
          <table:table-cell table:style-name="ce7" office:value-type="float" office:value="-71.389829" calcext:value-type="float">
            <text:p>-71.389829</text:p>
          </table:table-cell>
          <table:table-cell table:style-name="ce10" office:value-type="string" calcext:value-type="string">
            <text:p>908595F6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HIDRO2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SABANA ALT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725383" calcext:value-type="float">
            <text:p>18.725383</text:p>
          </table:table-cell>
          <table:table-cell table:style-name="ce7" office:value-type="float" office:value="-71.108083" calcext:value-type="float">
            <text:p>-71.108083</text:p>
          </table:table-cell>
          <table:table-cell table:style-name="ce10" office:value-type="string" calcext:value-type="string">
            <text:p>908692F8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LIMA4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TAMAYO </text:p>
          </table:table-cell>
          <table:table-cell table:style-name="ce7" office:value-type="string" calcext:value-type="string">
            <text:p>Climática </text:p>
          </table:table-cell>
          <table:table-cell table:style-name="ce7" office:value-type="float" office:value="18.414783" calcext:value-type="float">
            <text:p>18.414783</text:p>
          </table:table-cell>
          <table:table-cell table:style-name="ce7" office:value-type="float" office:value="-71.175933" calcext:value-type="float">
            <text:p>-71.175933</text:p>
          </table:table-cell>
          <table:table-cell table:style-name="ce10" office:value-type="float" office:value="90834350" calcext:value-type="float">
            <text:p>9083435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VALLE DE BAO </text:p>
          </table:table-cell>
          <table:table-cell table:style-name="ce7" office:value-type="string" calcext:value-type="string">
            <text:p>Pluviométrica </text:p>
          </table:table-cell>
          <table:table-cell table:style-name="ce7" office:value-type="float" office:value="18.880258" calcext:value-type="float">
            <text:p>18.880258</text:p>
          </table:table-cell>
          <table:table-cell table:style-name="ce7" office:value-type="float" office:value="-71.203386" calcext:value-type="float">
            <text:p>-71.203386</text:p>
          </table:table-cell>
          <table:table-cell table:style-name="ce10" office:value-type="string" calcext:value-type="string">
            <text:p>9083005A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LIMA2 </text:p>
          </table:table-cell>
          <table:table-cell table:style-name="ce7" office:value-type="string" calcext:value-type="string">
            <text:p>MONTE GRANDE </text:p>
          </table:table-cell>
          <table:table-cell table:style-name="ce7" office:value-type="string" calcext:value-type="string">
            <text:p>VALLE DEL TETERO </text:p>
          </table:table-cell>
          <table:table-cell table:style-name="ce7" office:value-type="string" calcext:value-type="string">
            <text:p>Climática </text:p>
          </table:table-cell>
          <table:table-cell table:style-name="ce8" table:number-columns-repeated="2"/>
          <table:table-cell table:style-name="ce10" office:value-type="string" calcext:value-type="string">
            <text:p>908211D6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YAQUE DEL NORTE BOMA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78566" calcext:value-type="float">
            <text:p>19.178566</text:p>
          </table:table-cell>
          <table:table-cell table:style-name="ce7" office:value-type="float" office:value="-70.67452" calcext:value-type="float">
            <text:p>-70.67452</text:p>
          </table:table-cell>
          <table:table-cell table:style-name="ce10" office:value-type="string" calcext:value-type="string">
            <text:p>9083864E 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YAQUE DEL NORTE MANABAO </text:p>
          </table:table-cell>
          <table:table-cell table:style-name="ce7" office:value-type="string" calcext:value-type="string">
            <text:p>Hidrométrica+Climática </text:p>
          </table:table-cell>
          <table:table-cell table:style-name="ce7" office:value-type="float" office:value="19.074954" calcext:value-type="float">
            <text:p>19.074954</text:p>
          </table:table-cell>
          <table:table-cell table:style-name="ce7" office:value-type="float" office:value="-70.787577" calcext:value-type="float">
            <text:p>-70.787577</text:p>
          </table:table-cell>
          <table:table-cell table:style-name="ce10" office:value-type="string" calcext:value-type="string">
            <text:p>9083A0A2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YUNA LA VERDE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8.957451" calcext:value-type="float">
            <text:p>18.957451</text:p>
          </table:table-cell>
          <table:table-cell table:style-name="ce7" office:value-type="float" office:value="-70.383676" calcext:value-type="float">
            <text:p>-70.383676</text:p>
          </table:table-cell>
          <table:table-cell table:style-name="ce10" office:value-type="string" calcext:value-type="string">
            <text:p>9083F0DE 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7" office:value-type="string" calcext:value-type="string">
            <text:p>INDRHI </text:p>
          </table:table-cell>
          <table:table-cell table:style-name="ce7" office:value-type="string" calcext:value-type="string">
            <text:p>YUNA PLATANAL </text:p>
          </table:table-cell>
          <table:table-cell table:style-name="ce7" office:value-type="string" calcext:value-type="string">
            <text:p>Hidrométrica </text:p>
          </table:table-cell>
          <table:table-cell table:style-name="ce7" office:value-type="float" office:value="19.119125" calcext:value-type="float">
            <text:p>19.119125</text:p>
          </table:table-cell>
          <table:table-cell table:style-name="ce7" office:value-type="float" office:value="-70.113111" calcext:value-type="float">
            <text:p>-70.113111</text:p>
          </table:table-cell>
          <table:table-cell table:style-name="ce10" office:value-type="string" calcext:value-type="string">
            <text:p>9084026E </text:p>
          </table:table-cell>
          <table:table-cell table:style-name="ce8" table:number-columns-repeated="2"/>
          <table:table-cell table:number-columns-repeated="1015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21:53:22.92697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20:04:45.700209603</meta:creation-date>
    <dc:date>2022-10-30T21:54:32.933567964</dc:date>
    <meta:editing-duration>PT5M6S</meta:editing-duration>
    <meta:editing-cycles>5</meta:editing-cycles>
    <meta:generator>LibreOffice/7.1.7.2$Linux_X86_64 LibreOffice_project/10$Build-2</meta:generator>
    <meta:document-statistic meta:table-count="1" meta:cell-count="499" meta:object-count="0"/>
  </office:meta>
</office:document-meta>
</file>